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330 Sheet1.F2:Sheet1.F3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330 Sheet1.G33:Sheet1.G3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6:35:52.69214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12-14T06:39:03.525703244</dc:date>
    <meta:editing-duration>PT1H11M7S</meta:editing-duration>
    <meta:editing-cycles>18</meta:editing-cycles>
    <meta:generator>LibreOffice/6.4.6.2$Linux_X86_64 LibreOffice_project/40$Build-2</meta:generator>
    <meta:document-statistic meta:table-count="1" meta:cell-count="21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330 Sheet1.F2:Sheet1.F330" chart:data-source-has-labels="column" svg:x="1.52cm" svg:y="1.487cm" svg:width="23.441cm" svg:height="11.584cm">
          <chartooo:coordinate-region svg:x="2.432cm" svg:y="1.687cm" svg:width="22.448cm" svg:height="10.737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330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330" chart:class="chart:area">
            <chart:regression-curve chart:style-name="ch10"/>
            <chart:data-point chart:repeated="3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330</svg:desc>
                </draw:g>
              </table:table-cell>
              <table:table-cell office:value-type="float" office:value="7">
                <text:p>7</text:p>
                <draw:g>
                  <svg:desc>Sheet1.F2:Sheet1.F330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330 Sheet1.G33:Sheet1.G330" chart:data-source-has-labels="column" svg:x="1.52cm" svg:y="2.459cm" svg:width="23.466cm" svg:height="10.625cm">
          <chartooo:coordinate-region svg:x="2.327cm" svg:y="2.658cm" svg:width="22.659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330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330" chart:class="chart:area">
            <chart:mean-value chart:style-name="ch11"/>
            <chart:regression-curve chart:style-name="ch12"/>
            <chart:regression-curve chart:style-name="ch13"/>
            <chart:data-point chart:repeated="2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330</svg:desc>
                </draw:g>
              </table:table-cell>
              <table:table-cell office:value-type="float" office:value="211">
                <text:p>211</text:p>
                <draw:g>
                  <svg:desc>Sheet1.G33:Sheet1.G3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